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CCBA1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 style:list-style-name="L1">
      <style:graphic-properties draw:fill-color="#ffffff" draw:auto-grow-height="true" fo:min-height="13.86cm"/>
    </style:style>
    <style:style style:name="pr2" style:family="presentation" style:parent-style-name="Standard-notes" style:list-style-name="L5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draw:auto-grow-height="true" fo:min-height="12.774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80"/>
    </style:style>
    <style:style style:name="P6" style:family="paragraph">
      <style:paragraph-properties fo:margin-left="1.2cm" fo:margin-right="0cm" fo:text-align="center" fo:text-indent="-0.6cm"/>
    </style:style>
    <style:style style:name="P7" style:family="paragraph">
      <style:paragraph-properties fo:margin-left="0cm" fo:margin-right="0cm" fo:text-indent="0cm"/>
      <style:text-properties fo:color="#000080" fo:font-size="40pt"/>
    </style:style>
    <style:style style:name="P8" style:family="paragraph">
      <style:paragraph-properties fo:margin-left="1.2cm" fo:margin-right="0cm" fo:text-indent="-0.9cm"/>
    </style:style>
    <style:style style:name="T1" style:family="text">
      <style:text-properties fo:color="#000080"/>
    </style:style>
    <style:style style:name="T2" style:family="text">
      <style:text-properties fo:font-family="'Bitstream Vera Sans', 'Times New Roman'" style:font-family-generic="swiss" style:font-pitch="variable" fo:font-size="21.2000007629395pt" fo:language="none" fo:country="none" fo:font-style="italic" style:language-asian="none" style:country-asian="none" style:font-style-asian="italic" style:font-size-complex="21.2000007629395pt" style:font-style-complex="italic"/>
    </style:style>
    <style:style style:name="T3" style:family="text"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T4" style:family="text">
      <style:text-properties fo:font-family="'Bitstream Vera Sans', 'Times New Roman'" style:font-family-generic="swiss" style:font-pitch="variable" fo:font-size="21.2000007629395pt" fo:language="none" fo:country="none" fo:font-weight="bold" style:language-asian="none" style:country-asian="none" style:font-size-complex="21.2000007629395pt"/>
    </style:style>
    <style:style style:name="T5" style:family="text">
      <style:text-properties fo:color="#000080" fo:font-size="40pt"/>
    </style:style>
    <style:style style:name="T6" style:family="text">
      <style:text-properties fo:font-size="26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cm" svg:height="3.5cm" svg:x="8cm" svg:y="3.5cm">
          <draw:image xlink:href="Pictures/10000000000000C80000003CCBA1CA71.jpg" xlink:type="simple" xlink:show="embed" xlink:actuate="onLoad">
            <text:p text:style-name="P4"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ichinger Eri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tteneder Haral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elev Vik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tt Benja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Was ist ooview?</text:span></text:p>
          </draw:text-box>
        </draw:frame>
        <draw:frame presentation:style-name="pr4" draw:text-style-name="P6" draw:layer="layout" svg:width="25.199cm" svg:height="12.774cm" svg:x="1.4cm" svg:y="6cm" presentation:class="outline" presentation:user-transformed="true">
          <draw:text-box>
            <text:list text:style-name="L3">
              <text:list-item>
                <text:p text:id="id1" text:style-name="P6"><text:span text:style-name="T2"><text:line-break/></text:span><text:span text:style-name="T2">ooview</text:span><text:span text:style-name="T3"> ist ein kleines, schlankes Programm, das zur Betrachtung von </text:span><text:span text:style-name="T2">OpenDocument</text:span><text:span text:style-name="T3">-Dateien an einem Terminal unter UNIX/Linux dienen soll.</text:span><text:span text:style-name="T3"><text:line-break/></text:span><text:span text:style-name="T3"/></text:p>
              </text:list-item>
            </text:list>
            <text:list text:style-name="L3">
              <text:list-item>
                <text:p text:id="id2" text:style-name="P6"><text:span text:style-name="T3"><text:line-break/></text:span><text:span text:style-name="T3">Der eigetnliche Nutzen des Programmes ist es also, OpenDocument-Dateien </text:span><text:span text:style-name="T4">schnell</text:span><text:span text:style-name="T3">, </text:span><text:span text:style-name="T4">einfach</text:span><text:span text:style-name="T3"> und </text:span><text:span text:style-name="T4">resourcensparend</text:span><text:span text:style-name="T3"> anzuzeig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7" draw:layer="layout" svg:width="25.199cm" svg:height="3.507cm" svg:x="1.4cm" svg:y="0.837cm" presentation:class="title">
          <draw:text-box>
            <text:p text:style-name="P7"><text:span text:style-name="T5">Wesentliche Bestandteile von ooview</text:span></text:p>
          </draw:text-box>
        </draw:frame>
        <draw:frame presentation:style-name="pr6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id="id3" text:style-name="P8">Text User Interface (ncurses)<text:line-break/><text:span text:style-name="T6">Minimale Oberfläche, mit einer Menüleiste als Navigation</text:span></text:p>
              </text:list-item>
            </text:list>
            <text:list text:style-name="L4">
              <text:list-item>
                <text:p text:id="id4" text:style-name="P8">XML-Parser<text:line-break/><text:span text:style-name="T6">Da ein OpenOffice-Dokument aus XML-Dateien aufgebaut ist, filtern wir mit diesem Parser die benötigten Informationen heraus.</text:span></text:p>
              </text:list-item>
            </text:list>
            <text:list text:style-name="L4">
              <text:list-item>
                <text:p text:id="id5" text:style-name="P8">OVD-Parser (eigenes Format)<text:line-break/><text:span text:style-name="T6">Die im vorigen Schritt gewonnen Informationen müssen mit den selben Formatierungen auf den Bildschirm gebrach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Viktor Delev</meta:initial-creator>
    <meta:creation-date>2006-05-31T20:26:13</meta:creation-date>
    <dc:creator>Viktor Delev</dc:creator>
    <dc:date>2006-05-31T21:26:03</dc:date>
    <dc:language>de-AT</dc:language>
    <meta:editing-cycles>3</meta:editing-cycles>
    <meta:editing-duration>PT42M47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